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eParents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ParentsTests.introductionWasMa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AnnotatedMakeLockable.checkNotLocked( Lockable mix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clareParentsTests.locking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clarePare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